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5.255cm"/>
    </style:style>
    <style:style style:name="co9" style:family="table-column">
      <style:table-column-properties fo:break-before="auto" style:column-width="4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100">
      <style:text-properties fo:color="#c9211e"/>
    </style:style>
    <style:style style:name="ce6" style:family="table-cell" style:parent-style-name="Default" style:data-style-name="N100">
      <style:table-cell-properties fo:background-color="#ffff00"/>
    </style:style>
    <style:style style:name="ce7" style:family="table-cell" style:parent-style-name="Default" style:data-style-name="N100">
      <style:table-cell-properties fo:background-color="#81d41a"/>
    </style:style>
    <style:style style:name="ce8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1d41a"/>
    </style:style>
    <style:style style:name="ce2" style:family="table-cell" style:parent-style-name="Default" style:data-style-name="N111"/>
    <style:style style:name="ce19" style:family="table-cell" style:parent-style-name="Default" style:data-style-name="N111">
      <style:table-cell-properties fo:background-color="#ffff00"/>
      <style:text-properties fo:color="#c9211e"/>
    </style:style>
    <style:style style:name="ce18" style:family="table-cell" style:parent-style-name="Default">
      <style:table-cell-properties fo:background-color="#00a933"/>
    </style:style>
    <style:style style:name="ce21" style:family="table-cell" style:parent-style-name="Default" style:data-style-name="N11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2025-03-14_09-57-09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2"/>
        <table:table-column table:style-name="co6" table:default-cell-style-name="Default"/>
        <table:table-column table:style-name="co4" table:number-columns-repeated="5" table:default-cell-style-name="Default"/>
        <table:table-column table:style-name="co7" table:default-cell-style-name="Default"/>
        <table:table-column table:style-name="co4" table:number-columns-repeated="6" table:default-cell-style-name="Default"/>
        <table:table-column table:style-name="co8" table:default-cell-style-name="Default"/>
        <table:table-column table:style-name="co4" table:number-columns-repeated="6" table:default-cell-style-name="Default"/>
        <table:table-column table:style-name="co9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2025-Mar-14 16:59:04.080179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2025-Mar-14 16:59:04.258041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"/>
          <table:table-cell table:style-name="ce3" office:value-type="string" calcext:value-type="string">
            <text:p>failing log</text:p>
          </table:table-cell>
          <table:table-cell table:number-columns-repeated="5"/>
          <table:table-cell table:style-name="ce3" office:value-type="string" calcext:value-type="string">
            <text:p>failing log</text:p>
          </table:table-cell>
          <table:table-cell table:number-columns-repeated="5"/>
          <table:table-cell office:value-type="string" calcext:value-type="string">
            <text:p>post commit b89e3a66bd2b87fbbfd833bb5b14f8f493706676</text:p>
          </table:table-cell>
          <table:table-cell table:number-columns-repeated="6"/>
          <table:table-cell office:value-type="string" calcext:value-type="string">
            <text:p>Logger shifts reset point</text:p>
          </table:table-cell>
          <table:table-cell table:number-columns-repeated="6"/>
          <table:table-cell office:value-type="string" calcext:value-type="string">
            <text:p>Post commit e07af148ca9b9453c25fc4ac2ae2f1d054ecbe0a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5-Mar-14 16:59:04.42077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2025-Mar-14 16:59:04.621278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2025-Mar-14 16:59:24.780269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"/>
          <table:table-cell table:style-name="ce1" office:value-type="string" calcext:value-type="string">
            <text:p>2025-Mar-17 17:00:00.468652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"/>
          <table:table-cell table:style-name="ce1" office:value-type="string" calcext:value-type="string">
            <text:p>2025-Mar-18 17:12:54.91255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style-name="ce2"/>
          <table:table-cell/>
          <table:table-cell table:style-name="ce1" office:value-type="string" calcext:value-type="string">
            <text:p>2025-Mar-19 17:16:01.603587</text:p>
          </table:table-cell>
          <table:table-cell table:style-name="ce1"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style-name="ce2"/>
          <table:table-cell table:number-columns-repeated="15"/>
        </table:table-row>
        <table:table-row table:style-name="ro1">
          <table:table-cell table:style-name="ce1" office:value-type="string" calcext:value-type="string">
            <text:p>2025-Mar-14 16:59:24.964346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"/>
          <table:table-cell table:style-name="ce1" office:value-type="string" calcext:value-type="string">
            <text:p>2025-Mar-17 17:00:00.647202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"/>
          <table:table-cell table:style-name="ce1" office:value-type="string" calcext:value-type="string">
            <text:p>2025-Mar-18 17:12:55.091700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style-name="ce2"/>
          <table:table-cell/>
          <table:table-cell table:style-name="ce1" office:value-type="string" calcext:value-type="string">
            <text:p>2025-Mar-19 17:16:01.746023</text:p>
          </table:table-cell>
          <table:table-cell table:style-name="ce1"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style-name="ce2"/>
          <table:table-cell/>
          <table:table-cell office:value-type="string" calcext:value-type="string">
            <text:p>2025-Apr-07 15:58:04.440406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/>
          <table:table-cell table:style-name="ce2"/>
          <table:table-cell table:style-name="ce1" office:value-type="string" calcext:value-type="string">
            <text:p>2025-Apr-27 18:49:00.14386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25.12077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"/>
          <table:table-cell table:style-name="ce1" office:value-type="string" calcext:value-type="string">
            <text:p>2025-Mar-17 17:00:00.809970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"/>
          <table:table-cell table:style-name="ce1" office:value-type="string" calcext:value-type="string">
            <text:p>2025-Mar-18 17:12:55.25428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style-name="ce2"/>
          <table:table-cell/>
          <table:table-cell table:style-name="ce1" office:value-type="string" calcext:value-type="string">
            <text:p>2025-Mar-19 17:16:01.908746</text:p>
          </table:table-cell>
          <table:table-cell table:style-name="ce1"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style-name="ce2"/>
          <table:table-cell/>
          <table:table-cell office:value-type="string" calcext:value-type="string">
            <text:p>2025-Apr-07 15:58:04.690165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/>
          <table:table-cell table:style-name="ce2"/>
          <table:table-cell table:style-name="ce1" office:value-type="string" calcext:value-type="string">
            <text:p>2025-Apr-27 18:49:00.32922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25.320202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"/>
          <table:table-cell table:style-name="ce1" office:value-type="string" calcext:value-type="string">
            <text:p>2025-Mar-17 17:00:00.938533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"/>
          <table:table-cell table:style-name="ce1" office:value-type="string" calcext:value-type="string">
            <text:p>2025-Mar-18 17:12:55.449674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style-name="ce2"/>
          <table:table-cell/>
          <table:table-cell table:style-name="ce1" office:value-type="string" calcext:value-type="string">
            <text:p>2025-Mar-19 17:16:02.108048</text:p>
          </table:table-cell>
          <table:table-cell table:style-name="ce1"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style-name="ce2"/>
          <table:table-cell/>
          <table:table-cell office:value-type="string" calcext:value-type="string">
            <text:p>2025-Apr-07 15:58:04.941159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/>
          <table:table-cell table:style-name="ce2"/>
          <table:table-cell table:style-name="ce1" office:value-type="string" calcext:value-type="string">
            <text:p>2025-Apr-27 18:49:00.51324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04051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0]-[.A9]" office:value-type="time" office:time-value="PT00H00M07.720309915S" calcext:value-type="time">
            <text:p>00:00:07.72</text:p>
          </table:table-cell>
          <table:table-cell/>
          <table:table-cell table:style-name="ce1" office:value-type="string" calcext:value-type="string">
            <text:p>2025-Mar-17 17:00:08.73842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G10]-[.G9]" office:value-type="time" office:time-value="PT00H00M07.799896086S" calcext:value-type="time">
            <text:p>00:00:07.80</text:p>
          </table:table-cell>
          <table:table-cell/>
          <table:table-cell table:style-name="ce1" office:value-type="string" calcext:value-type="string">
            <text:p>2025-Mar-18 17:13:03.31872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 table:formula="of:=[.M10]-[.M9]" office:value-type="time" office:time-value="PT00H00M07.869048673S" calcext:value-type="time">
            <text:p>00:00:07.87</text:p>
          </table:table-cell>
          <table:table-cell/>
          <table:table-cell table:style-name="ce1" office:value-type="string" calcext:value-type="string">
            <text:p>2025-Mar-19 17:16:09.52601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 table:formula="of:=10-[.S9]" office:value-type="time" office:time-value="-PT1097417H16M02.108048424S" calcext:value-type="time">
            <text:p>06:43:57.89</text:p>
          </table:table-cell>
          <table:table-cell/>
          <table:table-cell office:value-type="string" calcext:value-type="string">
            <text:p>2025-Apr-07 15:58:05.124274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/>
          <table:table-cell table:style-name="ce2"/>
          <table:table-cell table:style-name="ce1" office:value-type="string" calcext:value-type="string">
            <text:p>2025-Apr-27 18:49:00.76052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23213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table:style-name="ce1" office:value-type="string" calcext:value-type="string">
            <text:p>2025-Mar-17 17:00:08.96280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table:style-name="ce1" office:value-type="string" calcext:value-type="string">
            <text:p>2025-Mar-18 17:13:03.45761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1" office:value-type="string" calcext:value-type="string">
            <text:p>2025-Mar-19 17:16:09.67610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1" office:value-type="string" calcext:value-type="string">
            <text:p>2025-Apr-07 15:58:05.435776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/>
          <table:table-cell table:style-name="ce2"/>
          <table:table-cell table:style-name="ce1" office:value-type="string" calcext:value-type="string">
            <text:p>2025-Apr-27 18:49:00.94474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48571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2"/>
          <table:table-cell table:style-name="ce1" office:value-type="string" calcext:value-type="string">
            <text:p>2025-Mar-17 17:00:09.15201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2"/>
          <table:table-cell table:style-name="ce1" office:value-type="string" calcext:value-type="string">
            <text:p>2025-Mar-18 17:13:03.70983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1" office:value-type="string" calcext:value-type="string">
            <text:p>2025-Mar-19 17:16:09.86659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1" office:value-type="string" calcext:value-type="string">
            <text:p>2025-Apr-07 15:58:05.685529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/>
          <table:table-cell table:style-name="ce2"/>
          <table:table-cell table:style-name="ce1" office:value-type="string" calcext:value-type="string">
            <text:p>2025-Apr-27 18:49:01.13533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67247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2"/>
          <table:table-cell table:style-name="ce1" office:value-type="string" calcext:value-type="string">
            <text:p>2025-Mar-17 17:00:09.39924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2"/>
          <table:table-cell table:style-name="ce1" office:value-type="string" calcext:value-type="string">
            <text:p>2025-Mar-18 17:13:03.89515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1" office:value-type="string" calcext:value-type="string">
            <text:p>2025-Mar-19 17:16:10.05080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1" office:value-type="string" calcext:value-type="string">
            <text:p>2025-Apr-07 15:58:05.933933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/>
          <table:table-cell table:style-name="ce2"/>
          <table:table-cell table:style-name="ce1" office:value-type="string" calcext:value-type="string">
            <text:p>2025-Apr-27 18:49:01.32085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85780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/>
          <table:table-cell office:value-type="string" calcext:value-type="string">
            <text:p>logger rst</text:p>
          </table:table-cell>
          <table:table-cell table:style-name="ce1" office:value-type="string" calcext:value-type="string">
            <text:p>2025-Mar-17 17:00:09.58347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2"/>
          <table:table-cell table:style-name="ce1" office:value-type="string" calcext:value-type="string">
            <text:p>2025-Mar-18 17:13:04.14241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1" office:value-type="string" calcext:value-type="string">
            <text:p>2025-Mar-19 17:16:10.29809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1" office:value-type="string" calcext:value-type="string">
            <text:p>2025-Apr-07 15:58:06.120510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/>
          <table:table-cell table:style-name="ce2"/>
          <table:table-cell table:style-name="ce1" office:value-type="string" calcext:value-type="string">
            <text:p>2025-Apr-27 18:49:01.50639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style-name="ce2"/>
          <table:table-cell/>
        </table:table-row>
        <table:table-row table:style-name="ro1">
          <table:table-cell table:style-name="ce5" office:value-type="string" calcext:value-type="string">
            <text:p>2025-Mar-14 16:59:44.197518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 table:formula="of:=[.A15]-[.A14]" office:value-type="time" office:time-value="PT00H00M10.339712072S" calcext:value-type="time">
            <text:p>00:00:10.34</text:p>
          </table:table-cell>
          <table:table-cell/>
          <table:table-cell table:style-name="ce5" office:value-type="string" calcext:value-type="string">
            <text:p>2025-Mar-17 17:00:19.880443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 table:formula="of:=[.G15]-[.G14]" office:value-type="time" office:time-value="PT00H00M10.296967509S" calcext:value-type="time">
            <text:p>00:00:10.30</text:p>
          </table:table-cell>
          <table:table-cell/>
          <table:table-cell table:style-name="ce5" office:value-type="string" calcext:value-type="string">
            <text:p>2025-Mar-18 17:13:14.458365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 table:style-name="ce2" table:formula="of:=[.M15]-[.M14]" office:value-type="time" office:time-value="PT00H00M10.315946862S" calcext:value-type="time">
            <text:p>00:00:10.32</text:p>
          </table:table-cell>
          <table:table-cell/>
          <table:table-cell table:style-name="ce1" office:value-type="string" calcext:value-type="string">
            <text:p>2025-Mar-19 17:16:10.48229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 table:style-name="ce3" office:value-type="string" calcext:value-type="string">
            <text:p>log rst</text:p>
          </table:table-cell>
          <table:table-cell table:style-name="ce1" office:value-type="string" calcext:value-type="string">
            <text:p>2025-Apr-07 15:58:06.367664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style-name="ce3" office:value-type="string" calcext:value-type="string">
            <text:p>log rst</text:p>
          </table:table-cell>
          <table:table-cell/>
          <table:table-cell table:style-name="ce1" office:value-type="string" calcext:value-type="string">
            <text:p>2025-Apr-27 18:49:01.75474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style-name="ce2"/>
          <table:table-cell table:style-name="ce3" office:value-type="string" calcext:value-type="string">
            <text:p>log rst</text:p>
          </table:table-cell>
        </table:table-row>
        <table:table-row table:style-name="ro1">
          <table:table-cell table:style-name="ce5" office:value-type="string" calcext:value-type="string">
            <text:p>2025-Mar-14 16:59:44.358851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 table:number-columns-repeated="2"/>
          <table:table-cell table:style-name="ce5" office:value-type="string" calcext:value-type="string">
            <text:p>2025-Mar-17 17:00:20.048052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 table:number-columns-repeated="2"/>
          <table:table-cell table:style-name="ce5" office:value-type="string" calcext:value-type="string">
            <text:p>2025-Mar-18 17:13:14.691509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 table:style-name="ce2"/>
          <table:table-cell/>
          <table:table-cell table:style-name="ce1" office:value-type="string" calcext:value-type="string">
            <text:p>2025-Mar-19 17:16:22.16710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 table:formula="of:=[.S16]-[.S15]" office:value-type="time" office:time-value="PT00H00M11.684800708S" calcext:value-type="time">
            <text:p>00:00:11.68</text:p>
          </table:table-cell>
          <table:table-cell/>
          <table:table-cell table:style-name="ce1" office:value-type="string" calcext:value-type="string">
            <text:p>2025-Apr-07 15:58:18.37917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 table:formula="of:=[.Z16]-[.Z15]" office:value-type="time" office:time-value="PT00H00M12.011513254S" calcext:value-type="time">
            <text:p>00:00:12.01</text:p>
          </table:table-cell>
          <table:table-cell table:style-name="ce1" office:value-type="string" calcext:value-type="string">
            <text:p>2025-Apr-27 18:49:13.83935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 table:formula="of:=[.AG16]-[.AG15]" office:value-type="time" office:time-value="PT00H00M12.084604916S" calcext:value-type="time">
            <text:p>00:00:12.08</text:p>
          </table:table-cell>
          <table:table-cell/>
        </table:table-row>
        <table:table-row table:style-name="ro1">
          <table:table-cell table:style-name="ce5" office:value-type="string" calcext:value-type="string">
            <text:p>2025-Mar-14 16:59:44.520362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 table:number-columns-repeated="2"/>
          <table:table-cell table:style-name="ce5" office:value-type="string" calcext:value-type="string">
            <text:p>2025-Mar-17 17:00:20.209553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 table:number-columns-repeated="2"/>
          <table:table-cell table:style-name="ce5" office:value-type="string" calcext:value-type="string">
            <text:p>2025-Mar-18 17:13:14.852943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 table:style-name="ce2"/>
          <table:table-cell/>
          <table:table-cell table:style-name="ce1" office:value-type="string" calcext:value-type="string">
            <text:p>2025-Mar-19 17:16:22.47152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1" office:value-type="string" calcext:value-type="string">
            <text:p>2025-Apr-07 15:58:18.69938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/>
          <table:table-cell table:style-name="ce2"/>
          <table:table-cell table:style-name="ce1" office:value-type="string" calcext:value-type="string">
            <text:p>2025-Apr-27 18:49:14.13695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</table:table-row>
        <table:table-row table:style-name="ro1">
          <table:table-cell table:style-name="ce5" office:value-type="string" calcext:value-type="string">
            <text:p>2025-Mar-14 16:59:44.713268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 table:number-columns-repeated="2"/>
          <table:table-cell table:style-name="ce5" office:value-type="string" calcext:value-type="string">
            <text:p>2025-Mar-17 17:00:20.409902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 table:number-columns-repeated="2"/>
          <table:table-cell table:style-name="ce5" office:value-type="string" calcext:value-type="string">
            <text:p>2025-Mar-18 17:13:15.053421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 table:style-name="ce2"/>
          <table:table-cell/>
          <table:table-cell table:style-name="ce1" office:value-type="string" calcext:value-type="string">
            <text:p>2025-Mar-19 17:16:22.72603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1" office:value-type="string" calcext:value-type="string">
            <text:p>2025-Apr-07 15:58:18.93645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/>
          <table:table-cell table:style-name="ce2"/>
          <table:table-cell table:style-name="ce1" office:value-type="string" calcext:value-type="string">
            <text:p>2025-Apr-27 18:49:14.33743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5.63932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19" table:formula="of:=[.A19]-[.A18]" office:value-type="time" office:time-value="PT00H00M00.92605236S" calcext:value-type="time">
            <text:p>00:00:00.93</text:p>
          </table:table-cell>
          <table:table-cell table:formula="of:=[.A19]-[.A14]" office:value-type="time" office:time-value="PT00H00M11.78151425S" calcext:value-type="time">
            <text:p>00:00:11.78</text:p>
          </table:table-cell>
          <table:table-cell table:style-name="ce1" office:value-type="string" calcext:value-type="string">
            <text:p>2025-Mar-17 17:00:21.37626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19" table:formula="of:=[.G19]-[.G18]" office:value-type="time" office:time-value="PT00H00M00.966367219S" calcext:value-type="time">
            <text:p>00:00:00.97</text:p>
          </table:table-cell>
          <table:table-cell table:formula="of:=[.G19]-[.G14]" office:value-type="time" office:time-value="PT00H00M11.792793986S" calcext:value-type="time">
            <text:p>00:00:11.79</text:p>
          </table:table-cell>
          <table:table-cell table:style-name="ce1" office:value-type="string" calcext:value-type="string">
            <text:p>2025-Mar-18 17:13:15.92784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19" table:formula="of:=[.M19]-[.M18]" office:value-type="time" office:time-value="PT00H00M00.874421932S" calcext:value-type="time">
            <text:p>00:00:00.87</text:p>
          </table:table-cell>
          <table:table-cell table:style-name="ce2" table:formula="of:=[.M19]-[.M14]" office:value-type="time" office:time-value="PT00H00M11.785424408S" calcext:value-type="time">
            <text:p>00:00:11.79</text:p>
          </table:table-cell>
          <table:table-cell table:style-name="ce1" office:value-type="string" calcext:value-type="string">
            <text:p>2025-Mar-19 17:16:22.97573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1" office:value-type="string" calcext:value-type="string">
            <text:p>2025-Apr-07 15:58:19.12306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/>
          <table:table-cell table:style-name="ce2"/>
          <table:table-cell table:style-name="ce1" office:value-type="string" calcext:value-type="string">
            <text:p>2025-Apr-27 18:49:14.52280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5.94060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A20]-[.A19]" office:value-type="time" office:time-value="PT00H00M00.301288976S" calcext:value-type="time">
            <text:p>00:00:00.30</text:p>
          </table:table-cell>
          <table:table-cell/>
          <table:table-cell table:style-name="ce1" office:value-type="string" calcext:value-type="string">
            <text:p>2025-Mar-17 17:00:21.67743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G20]-[.G19]" office:value-type="time" office:time-value="PT00H00M00.301163876S" calcext:value-type="time">
            <text:p>00:00:00.30</text:p>
          </table:table-cell>
          <table:table-cell/>
          <table:table-cell table:style-name="ce1" office:value-type="string" calcext:value-type="string">
            <text:p>2025-Mar-18 17:13:16.93608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  <table:table-cell table:style-name="ce1" office:value-type="string" calcext:value-type="string">
            <text:p>2025-Mar-19 17:16:23.16235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1" office:value-type="string" calcext:value-type="string">
            <text:p>2025-Apr-07 15:58:19.37018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/>
          <table:table-cell table:style-name="ce2"/>
          <table:table-cell table:style-name="ce1" office:value-type="string" calcext:value-type="string">
            <text:p>2025-Apr-27 18:49:14.70818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19517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25" calcext:value-type="float">
            <text:p>36025</text:p>
          </table:table-cell>
          <table:table-cell table:formula="of:=[.A21]-[.A20]" office:value-type="time" office:time-value="PT00H00M00.254568877S" calcext:value-type="time">
            <text:p>00:00:00.25</text:p>
          </table:table-cell>
          <table:table-cell/>
          <table:table-cell table:style-name="ce1" office:value-type="string" calcext:value-type="string">
            <text:p>2025-Mar-17 17:00:21.86775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25" calcext:value-type="float">
            <text:p>36025</text:p>
          </table:table-cell>
          <table:table-cell table:formula="of:=[.G21]-[.G20]" office:value-type="time" office:time-value="PT00H00M00.19032096S" calcext:value-type="time">
            <text:p>00:00:00.19</text:p>
          </table:table-cell>
          <table:table-cell/>
          <table:table-cell table:style-name="ce1" office:value-type="string" calcext:value-type="string">
            <text:p>2025-Mar-18 17:13:17.04332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1" office:value-type="string" calcext:value-type="string">
            <text:p>2025-Mar-19 17:16:23.34774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/>
          <table:table-cell table:style-name="ce1" office:value-type="string" calcext:value-type="string">
            <text:p>2025-Apr-07 15:58:19.55568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/>
          <table:table-cell table:style-name="ce2"/>
          <table:table-cell table:style-name="ce1" office:value-type="string" calcext:value-type="string">
            <text:p>2025-Apr-27 18:49:14.95658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37821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50" calcext:value-type="float">
            <text:p>36050</text:p>
          </table:table-cell>
          <table:table-cell table:formula="of:=[.A22]-[.A21]" office:value-type="time" office:time-value="PT00H00M00.18304002S" calcext:value-type="time">
            <text:p>00:00:00.18</text:p>
          </table:table-cell>
          <table:table-cell/>
          <table:table-cell table:style-name="ce1" office:value-type="string" calcext:value-type="string">
            <text:p>2025-Mar-17 17:00:22.05075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50" calcext:value-type="float">
            <text:p>36050</text:p>
          </table:table-cell>
          <table:table-cell table:formula="of:=[.G22]-[.G21]" office:value-type="time" office:time-value="PT00H00M00.182997272S" calcext:value-type="time">
            <text:p>00:00:00.18</text:p>
          </table:table-cell>
          <table:table-cell/>
          <table:table-cell table:style-name="ce1" office:value-type="string" calcext:value-type="string">
            <text:p>2025-Mar-18 17:13:17.22746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1" office:value-type="string" calcext:value-type="string">
            <text:p>2025-Mar-19 17:16:23.59861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style-name="ce2"/>
          <table:table-cell/>
          <table:table-cell table:style-name="ce1" office:value-type="string" calcext:value-type="string">
            <text:p>2025-Apr-07 15:58:19.74105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/>
          <table:table-cell table:style-name="ce2"/>
          <table:table-cell table:style-name="ce1" office:value-type="string" calcext:value-type="string">
            <text:p>2025-Apr-27 18:49:15.14317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56243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A23]-[.A22]" office:value-type="time" office:time-value="PT00H00M00.18421181S" calcext:value-type="time">
            <text:p>00:00:00.18</text:p>
          </table:table-cell>
          <table:table-cell/>
          <table:table-cell table:style-name="ce1" office:value-type="string" calcext:value-type="string">
            <text:p>2025-Mar-17 17:00:22.23625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G23]-[.G22]" office:value-type="time" office:time-value="PT00H00M00.185505557S" calcext:value-type="time">
            <text:p>00:00:00.19</text:p>
          </table:table-cell>
          <table:table-cell/>
          <table:table-cell table:style-name="ce1" office:value-type="string" calcext:value-type="string">
            <text:p>2025-Mar-18 17:13:17.41167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1" office:value-type="string" calcext:value-type="string">
            <text:p>2025-Mar-19 17:16:23.7813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style-name="ce2"/>
          <table:table-cell/>
          <table:table-cell table:style-name="ce1" office:value-type="string" calcext:value-type="string">
            <text:p>2025-Apr-07 15:58:19.92404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/>
          <table:table-cell table:style-name="ce2"/>
          <table:table-cell table:style-name="ce1" office:value-type="string" calcext:value-type="string">
            <text:p>2025-Apr-27 18:49:15.32843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75421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A24]-[.A23]" office:value-type="time" office:time-value="PT00H00M00.191785069S" calcext:value-type="time">
            <text:p>00:00:00.19</text:p>
          </table:table-cell>
          <table:table-cell/>
          <table:table-cell table:style-name="ce1" office:value-type="string" calcext:value-type="string">
            <text:p>2025-Mar-17 17:00:22.42928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G24]-[.G23]" office:value-type="time" office:time-value="PT00H00M00.19302601S" calcext:value-type="time">
            <text:p>00:00:00.19</text:p>
          </table:table-cell>
          <table:table-cell/>
          <table:table-cell table:style-name="ce1" office:value-type="string" calcext:value-type="string">
            <text:p>2025-Mar-18 17:13:17.59466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1" office:value-type="string" calcext:value-type="string">
            <text:p>2025-Mar-19 17:16:23.96688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style-name="ce2"/>
          <table:table-cell/>
          <table:table-cell table:style-name="ce1" office:value-type="string" calcext:value-type="string">
            <text:p>2025-Apr-07 15:58:20.17253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/>
          <table:table-cell table:style-name="ce2"/>
          <table:table-cell table:style-name="ce1" office:value-type="string" calcext:value-type="string">
            <text:p>2025-Apr-27 18:49:15.51380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99884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formula="of:=[.A25]-[.A24]" office:value-type="time" office:time-value="PT00H00M00.244633178S" calcext:value-type="time">
            <text:p>00:00:00.24</text:p>
          </table:table-cell>
          <table:table-cell/>
          <table:table-cell table:style-name="ce1" office:value-type="string" calcext:value-type="string">
            <text:p>2025-Mar-17 17:00:22.67762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formula="of:=[.G25]-[.G24]" office:value-type="time" office:time-value="PT00H00M00.248343428S" calcext:value-type="time">
            <text:p>00:00:00.25</text:p>
          </table:table-cell>
          <table:table-cell/>
          <table:table-cell table:style-name="ce1" office:value-type="string" calcext:value-type="string">
            <text:p>2025-Mar-18 17:13:17.78779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/>
          <table:table-cell table:style-name="ce1" office:value-type="string" calcext:value-type="string">
            <text:p>2025-Mar-19 17:16:24.15109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style-name="ce2"/>
          <table:table-cell/>
          <table:table-cell table:style-name="ce1" office:value-type="string" calcext:value-type="string">
            <text:p>2025-Apr-07 15:58:20.35680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/>
          <table:table-cell table:style-name="ce2"/>
          <table:table-cell table:style-name="ce1" office:value-type="string" calcext:value-type="string">
            <text:p>2025-Apr-27 18:49:15.75967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18930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formula="of:=[.A26]-[.A25]" office:value-type="time" office:time-value="PT00H00M00.190454233S" calcext:value-type="time">
            <text:p>00:00:00.19</text:p>
          </table:table-cell>
          <table:table-cell/>
          <table:table-cell table:style-name="ce1" office:value-type="string" calcext:value-type="string">
            <text:p>2025-Mar-17 17:00:22.86300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formula="of:=[.G26]-[.G25]" office:value-type="time" office:time-value="PT00H00M00.185373542S" calcext:value-type="time">
            <text:p>00:00:00.19</text:p>
          </table:table-cell>
          <table:table-cell/>
          <table:table-cell table:style-name="ce1" office:value-type="string" calcext:value-type="string">
            <text:p>2025-Mar-18 17:13:18.03492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style-name="ce2"/>
          <table:table-cell/>
          <table:table-cell table:style-name="ce1" office:value-type="string" calcext:value-type="string">
            <text:p>2025-Mar-19 17:16:24.39834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style-name="ce2"/>
          <table:table-cell/>
          <table:table-cell table:style-name="ce1" office:value-type="string" calcext:value-type="string">
            <text:p>2025-Apr-07 15:58:20.54865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/>
          <table:table-cell table:style-name="ce2"/>
          <table:table-cell table:style-name="ce1" office:value-type="string" calcext:value-type="string">
            <text:p>2025-Apr-27 18:49:15.94517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37466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formula="of:=[.A27]-[.A26]" office:value-type="time" office:time-value="PT00H00M00.185363484S" calcext:value-type="time">
            <text:p>00:00:00.19</text:p>
          </table:table-cell>
          <table:table-cell/>
          <table:table-cell table:style-name="ce1" office:value-type="string" calcext:value-type="string">
            <text:p>2025-Mar-17 17:00:23.04837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formula="of:=[.G27]-[.G26]" office:value-type="time" office:time-value="PT00H00M00.185372913S" calcext:value-type="time">
            <text:p>00:00:00.19</text:p>
          </table:table-cell>
          <table:table-cell/>
          <table:table-cell table:style-name="ce1" office:value-type="string" calcext:value-type="string">
            <text:p>2025-Mar-18 17:13:18.221692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style-name="ce2"/>
          <table:table-cell/>
          <table:table-cell table:style-name="ce1" office:value-type="string" calcext:value-type="string">
            <text:p>2025-Mar-19 17:16:24.58260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style-name="ce2"/>
          <table:table-cell/>
          <table:table-cell table:style-name="ce1" office:value-type="string" calcext:value-type="string">
            <text:p>2025-Apr-07 15:58:20.73404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/>
          <table:table-cell table:style-name="ce2"/>
          <table:table-cell table:style-name="ce1" office:value-type="string" calcext:value-type="string">
            <text:p>2025-Apr-27 18:49:16.12929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56128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formula="of:=[.A28]-[.A27]" office:value-type="time" office:time-value="PT00H00M00.186621398S" calcext:value-type="time">
            <text:p>00:00:00.19</text:p>
          </table:table-cell>
          <table:table-cell/>
          <table:table-cell table:style-name="ce1" office:value-type="string" calcext:value-type="string">
            <text:p>2025-Mar-17 17:00:23.29675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formula="of:=[.G28]-[.G27]" office:value-type="time" office:time-value="PT00H00M00.248377374S" calcext:value-type="time">
            <text:p>00:00:00.25</text:p>
          </table:table-cell>
          <table:table-cell/>
          <table:table-cell table:style-name="ce1" office:value-type="string" calcext:value-type="string">
            <text:p>2025-Mar-18 17:13:18.40701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style-name="ce2"/>
          <table:table-cell/>
          <table:table-cell table:style-name="ce1" office:value-type="string" calcext:value-type="string">
            <text:p>2025-Mar-19 17:16:25.16623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style-name="ce2" table:formula="of:=[.S28]-[.S27]" office:value-type="time" office:time-value="PT00H00M00.583630032S" calcext:value-type="time">
            <text:p>00:00:00.58</text:p>
          </table:table-cell>
          <table:table-cell/>
          <table:table-cell table:style-name="ce1" office:value-type="string" calcext:value-type="string">
            <text:p>2025-Apr-07 15:58:21.3729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/>
          <table:table-cell table:style-name="ce2"/>
          <table:table-cell table:style-name="ce1" office:value-type="string" calcext:value-type="string">
            <text:p>2025-Apr-27 18:49:16.84019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80844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formula="of:=[.A29]-[.A28]" office:value-type="time" office:time-value="PT00H00M00.247155922S" calcext:value-type="time">
            <text:p>00:00:00.25</text:p>
          </table:table-cell>
          <table:table-cell/>
          <table:table-cell table:style-name="ce1" office:value-type="string" calcext:value-type="string">
            <text:p>2025-Mar-17 17:00:23.48336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formula="of:=[.G29]-[.G28]" office:value-type="time" office:time-value="PT00H00M00.186615111S" calcext:value-type="time">
            <text:p>00:00:00.19</text:p>
          </table:table-cell>
          <table:table-cell/>
          <table:table-cell table:style-name="ce1" office:value-type="string" calcext:value-type="string">
            <text:p>2025-Mar-18 17:13:18.59363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style-name="ce2"/>
          <table:table-cell/>
          <table:table-cell table:style-name="ce1" office:value-type="string" calcext:value-type="string">
            <text:p>2025-Mar-19 17:16:29.17032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  <table:table-cell table:style-name="ce5" office:value-type="string" calcext:value-type="string">
            <text:p>2025-Apr-07 15:58:36.125945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/>
          <table:table-cell table:style-name="ce2" table:formula="of:=[.Z29]-[.Z28]" office:value-type="time" office:time-value="PT00H00M14.752990915S" calcext:value-type="time">
            <text:p>00:00:14.75</text:p>
          </table:table-cell>
          <table:table-cell table:style-name="ce5" office:value-type="string" calcext:value-type="string">
            <text:p>2025-Apr-27 18:49:31.525210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 table:style-name="ce2" table:formula="of:=[.AG29]-[.AG28]" office:value-type="time" office:time-value="PT00H00M14.685018291S" calcext:value-type="time">
            <text:p>00:00:14.69</text:p>
          </table:table-cell>
          <table:table-cell/>
        </table:table-row>
        <table:table-row table:style-name="ro1">
          <table:table-cell table:style-name="ce1" office:value-type="string" calcext:value-type="string">
            <text:p>2025-Mar-14 16:59:47.99509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formula="of:=[.A30]-[.A29]" office:value-type="time" office:time-value="PT00H00M00.186654716S" calcext:value-type="time">
            <text:p>00:00:00.19</text:p>
          </table:table-cell>
          <table:table-cell/>
          <table:table-cell table:style-name="ce1" office:value-type="string" calcext:value-type="string">
            <text:p>2025-Mar-17 17:00:23.66748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formula="of:=[.G30]-[.G29]" office:value-type="time" office:time-value="PT00H00M00.184120028S" calcext:value-type="time">
            <text:p>00:00:00.18</text:p>
          </table:table-cell>
          <table:table-cell/>
          <table:table-cell table:style-name="ce1" office:value-type="string" calcext:value-type="string">
            <text:p>2025-Mar-18 17:13:18.84088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style-name="ce2"/>
          <table:table-cell/>
          <table:table-cell table:style-name="ce1" office:value-type="string" calcext:value-type="string">
            <text:p>2025-Mar-19 17:16:29.29894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5" office:value-type="string" calcext:value-type="string">
            <text:p>2025-Apr-07 15:58:36.321237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/>
          <table:table-cell table:style-name="ce2"/>
          <table:table-cell table:style-name="ce5" office:value-type="string" calcext:value-type="string">
            <text:p>2025-Apr-27 18:49:31.707911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8.17791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formula="of:=[.A31]-[.A30]" office:value-type="time" office:time-value="PT00H00M00.182814337S" calcext:value-type="time">
            <text:p>00:00:00.18</text:p>
          </table:table-cell>
          <table:table-cell/>
          <table:table-cell table:style-name="ce1" office:value-type="string" calcext:value-type="string">
            <text:p>2025-Mar-17 17:00:23.85173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formula="of:=[.G31]-[.G30]" office:value-type="time" office:time-value="PT00H00M00.184247643S" calcext:value-type="time">
            <text:p>00:00:00.18</text:p>
          </table:table-cell>
          <table:table-cell/>
          <table:table-cell table:style-name="ce6" office:value-type="string" calcext:value-type="string">
            <text:p>2025-Mar-18 17:13:19.026260</text:p>
          </table:table-cell>
          <table:table-cell table:style-name="ce3" office:value-type="string" calcext:value-type="string">
            <text:p>log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style-name="ce2"/>
          <table:table-cell/>
          <table:table-cell table:style-name="ce1" office:value-type="string" calcext:value-type="string">
            <text:p>2025-Mar-19 17:16:29.48189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5" office:value-type="string" calcext:value-type="string">
            <text:p>2025-Apr-07 15:58:36.483930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/>
          <table:table-cell table:style-name="ce2"/>
          <table:table-cell table:style-name="ce5" office:value-type="string" calcext:value-type="string">
            <text:p>2025-Apr-27 18:49:31.895781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8.36343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formula="of:=[.A32]-[.A31]" office:value-type="time" office:time-value="PT00H00M00.185523159S" calcext:value-type="time">
            <text:p>00:00:00.19</text:p>
          </table:table-cell>
          <table:table-cell/>
          <table:table-cell table:style-name="ce1" office:value-type="string" calcext:value-type="string">
            <text:p>2025-Mar-17 17:00:24.09898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formula="of:=[.G32]-[.G31]" office:value-type="time" office:time-value="PT00H00M00.247255876S" calcext:value-type="time">
            <text:p>00:00:00.25</text:p>
          </table:table-cell>
          <table:table-cell/>
          <table:table-cell table:style-name="ce1" office:value-type="string" calcext:value-type="string">
            <text:p>2025-Mar-18 17:15:06.255223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style-name="ce2"/>
          <table:table-cell/>
          <table:table-cell table:style-name="ce1" office:value-type="string" calcext:value-type="string">
            <text:p>2025-Mar-19 17:16:29.73163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5" office:value-type="string" calcext:value-type="string">
            <text:p>2025-Apr-07 15:58:36.618930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/>
          <table:table-cell table:style-name="ce2"/>
          <table:table-cell table:style-name="ce5" office:value-type="string" calcext:value-type="string">
            <text:p>2025-Apr-27 18:49:32.063432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8.61067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formula="of:=[.A33]-[.A32]" office:value-type="time" office:time-value="PT00H00M00.247238902S" calcext:value-type="time">
            <text:p>00:00:00.25</text:p>
          </table:table-cell>
          <table:table-cell/>
          <table:table-cell table:style-name="ce1" office:value-type="string" calcext:value-type="string">
            <text:p>2025-Mar-17 17:00:24.28310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formula="of:=[.G33]-[.G32]" office:value-type="time" office:time-value="PT00H00M00.184118142S" calcext:value-type="time">
            <text:p>00:00:00.18</text:p>
          </table:table-cell>
          <table:table-cell/>
          <table:table-cell table:style-name="ce1" office:value-type="string" calcext:value-type="string">
            <text:p>2025-Mar-18 17:15:06.492095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style-name="ce2"/>
          <table:table-cell/>
          <table:table-cell table:style-name="ce1" office:value-type="string" calcext:value-type="string">
            <text:p>2025-Mar-19 17:16:29.98263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5" office:value-type="string" calcext:value-type="string">
            <text:p>2025-Apr-07 15:58:54.749370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/>
          <table:table-cell table:style-name="ce2" table:formula="of:=[.Z33]-[.Z32]" office:value-type="time" office:time-value="PT00H00M18.130440032S" calcext:value-type="time">
            <text:p>00:00:18.13</text:p>
          </table:table-cell>
          <table:table-cell table:style-name="ce1" office:value-type="string" calcext:value-type="string">
            <text:p>2025-Apr-27 18:49:33.84119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1" table:formula="of:=[.AG33]-[.AG32]" office:value-type="time" office:time-value="PT00H00M01.777762058S" calcext:value-type="time">
            <text:p>00:00:01.78</text:p>
          </table:table-cell>
          <table:table-cell/>
        </table:table-row>
        <table:table-row table:style-name="ro1">
          <table:table-cell table:style-name="ce6" office:value-type="string" calcext:value-type="string">
            <text:p>2025-Mar-14 16:59:48.794930</text:p>
          </table:table-cell>
          <table:table-cell table:style-name="ce6" office:value-type="string" calcext:value-type="string">
            <text:p>log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formula="of:=[.A34]-[.A33]" office:value-type="time" office:time-value="PT00H00M00.184255815S" calcext:value-type="time">
            <text:p>00:00:00.18</text:p>
          </table:table-cell>
          <table:table-cell/>
          <table:table-cell table:style-name="ce6" office:value-type="string" calcext:value-type="string">
            <text:p>2025-Mar-17 17:00:24.474972</text:p>
          </table:table-cell>
          <table:table-cell table:style-name="ce3" office:value-type="string" calcext:value-type="string">
            <text:p>log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formula="of:=[.G34]-[.G33]" office:value-type="time" office:time-value="PT00H00M00.191864907S" calcext:value-type="time">
            <text:p>00:00:00.19</text:p>
          </table:table-cell>
          <table:table-cell/>
          <table:table-cell table:style-name="ce1" office:value-type="string" calcext:value-type="string">
            <text:p>2025-Mar-18 17:15:06.653550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style-name="ce2"/>
          <table:table-cell/>
          <table:table-cell table:style-name="ce1" office:value-type="string" calcext:value-type="string">
            <text:p>2025-Mar-19 17:16:30.16675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/>
          <table:table-cell table:style-name="ce5" office:value-type="string" calcext:value-type="string">
            <text:p>2025-Apr-07 15:58:54.920790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/>
          <table:table-cell table:style-name="ce2"/>
          <table:table-cell table:style-name="ce1" office:value-type="string" calcext:value-type="string">
            <text:p>2025-Apr-27 18:49:33.99129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</table:table-row>
        <table:table-row table:style-name="ro1">
          <table:table-cell table:style-name="ce7" office:value-type="string" calcext:value-type="string">
            <text:p>2025-Mar-14 16:59:50.095442</text:p>
          </table:table-cell>
          <table:table-cell table:style-name="ce7" office:value-type="string" calcext:value-type="string">
            <text:p>logge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3275" calcext:value-type="float">
            <text:p>33275</text:p>
          </table:table-cell>
          <table:table-cell table:formula="of:=[.A35]-[.A34]" office:value-type="time" office:time-value="PT00H00M01.300512208S" calcext:value-type="time">
            <text:p>00:00:01.30</text:p>
          </table:table-cell>
          <table:table-cell/>
          <table:table-cell table:style-name="ce1" office:value-type="string" calcext:value-type="string">
            <text:p>2025-Mar-17 17:02:12.08567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8"/>
          <table:table-cell table:style-name="ce1" office:value-type="string" calcext:value-type="string">
            <text:p>2025-Mar-19 17:16:30.34977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style-name="ce2"/>
          <table:table-cell/>
          <table:table-cell table:style-name="ce5" office:value-type="string" calcext:value-type="string">
            <text:p>2025-Apr-07 15:58:55.082152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/>
          <table:table-cell table:style-name="ce2"/>
          <table:table-cell table:style-name="ce1" office:value-type="string" calcext:value-type="string">
            <text:p>2025-Apr-27 18:49:34.23979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0.64494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"/>
          <table:table-cell table:style-name="ce1" office:value-type="string" calcext:value-type="string">
            <text:p>2025-Mar-17 17:02:12.248244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8"/>
          <table:table-cell table:style-name="ce1" office:value-type="string" calcext:value-type="string">
            <text:p>2025-Mar-19 17:16:30.59952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style-name="ce2"/>
          <table:table-cell/>
          <table:table-cell table:style-name="ce5" office:value-type="string" calcext:value-type="string">
            <text:p>2025-Apr-07 15:58:55.282680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/>
          <table:table-cell table:style-name="ce2"/>
          <table:table-cell table:style-name="ce1" office:value-type="string" calcext:value-type="string">
            <text:p>2025-Apr-27 18:49:34.42888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3.63728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2"/>
          <table:table-cell table:style-name="ce1" office:value-type="string" calcext:value-type="string">
            <text:p>2025-Mar-17 17:02:12.40974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8"/>
          <table:table-cell table:style-name="ce1" office:value-type="string" calcext:value-type="string">
            <text:p>2025-Mar-19 17:16:30.78885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style-name="ce2"/>
          <table:table-cell/>
          <table:table-cell table:style-name="ce1" office:value-type="string" calcext:value-type="string">
            <text:p>2025-Apr-07 15:58:55.68223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19" table:formula="of:=[.Z37]-[.Z36]" office:value-type="time" office:time-value="PT00H00M00.399559038S" calcext:value-type="time">
            <text:p>00:00:00.40</text:p>
          </table:table-cell>
          <table:table-cell table:style-name="ce1" office:value-type="string" calcext:value-type="string">
            <text:p>2025-Apr-27 18:49:34.61160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3.82277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table:style-name="ce1" office:value-type="string" calcext:value-type="string">
            <text:p>2025-Mar-17 17:02:12.61011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8"/>
          <table:table-cell table:style-name="ce1" office:value-type="string" calcext:value-type="string">
            <text:p>2025-Mar-19 17:16:30.97435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style-name="ce2"/>
          <table:table-cell/>
          <table:table-cell table:style-name="ce1" office:value-type="string" calcext:value-type="string">
            <text:p>2025-Apr-07 15:58:56.69548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/>
          <table:table-cell table:style-name="ce1" office:value-type="string" calcext:value-type="string">
            <text:p>2025-Apr-27 18:49:34.85874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4.0093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2"/>
          <table:table-cell table:style-name="ce1" office:value-type="string" calcext:value-type="string">
            <text:p>2025-Mar-17 17:03:43.291126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8"/>
          <table:table-cell table:style-name="ce1" office:value-type="string" calcext:value-type="string">
            <text:p>2025-Mar-19 17:16:31.15975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style-name="ce2"/>
          <table:table-cell/>
          <table:table-cell table:style-name="ce1" office:value-type="string" calcext:value-type="string">
            <text:p>2025-Apr-07 15:58:56.86581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/>
          <table:table-cell table:style-name="ce2"/>
          <table:table-cell table:style-name="ce1" office:value-type="string" calcext:value-type="string">
            <text:p>2025-Apr-27 18:49:35.04538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4.19473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2"/>
          <table:table-cell table:style-name="ce1" office:value-type="string" calcext:value-type="string">
            <text:p>2025-Mar-17 17:03:43.447325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8"/>
          <table:table-cell table:style-name="ce6" office:value-type="string" calcext:value-type="string">
            <text:p>2025-Mar-19 17:16:31.346366</text:p>
          </table:table-cell>
          <table:table-cell table:style-name="ce6" office:value-type="string" calcext:value-type="string">
            <text:p>logg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style-name="ce2"/>
          <table:table-cell office:value-type="string" calcext:value-type="string">
            <text:p>no double read of 33275</text:p>
          </table:table-cell>
          <table:table-cell table:style-name="ce1" office:value-type="string" calcext:value-type="string">
            <text:p>2025-Apr-07 15:58:57.05104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/>
          <table:table-cell table:style-name="ce2"/>
          <table:table-cell table:style-name="ce1" office:value-type="string" calcext:value-type="string">
            <text:p>2025-Apr-27 18:49:35.22840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4.37775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2"/>
          <table:table-cell table:style-name="ce1" office:value-type="string" calcext:value-type="string">
            <text:p>2025-Mar-17 17:03:43.61005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8"/>
          <table:table-cell table:style-name="ce1" office:value-type="string" calcext:value-type="string">
            <text:p>2025-Mar-19 17:16:32.17054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  <table:table-cell table:style-name="ce1" office:value-type="string" calcext:value-type="string">
            <text:p>2025-Apr-07 15:58:57.23770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/>
          <table:table-cell table:style-name="ce2"/>
          <table:table-cell table:style-name="ce1" office:value-type="string" calcext:value-type="string">
            <text:p>2025-Apr-27 18:49:35.41262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4.56322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14"/>
          <table:table-cell table:style-name="ce1" office:value-type="string" calcext:value-type="string">
            <text:p>2025-Mar-19 17:16:33.17741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  <table:table-cell table:style-name="ce1" office:value-type="string" calcext:value-type="string">
            <text:p>2025-Apr-07 15:58:57.42290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/>
          <table:table-cell table:style-name="ce2"/>
          <table:table-cell table:style-name="ce1" office:value-type="string" calcext:value-type="string">
            <text:p>2025-Apr-27 18:49:35.59685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4.81046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21"/>
          <table:table-cell table:style-name="ce1" office:value-type="string" calcext:value-type="string">
            <text:p>2025-Apr-07 15:58:57.67133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/>
          <table:table-cell table:style-name="ce2"/>
          <table:table-cell table:style-name="ce1" office:value-type="string" calcext:value-type="string">
            <text:p>2025-Apr-27 18:49:35.84539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4.99720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21"/>
          <table:table-cell table:style-name="ce1" office:value-type="string" calcext:value-type="string">
            <text:p>2025-Apr-07 15:58:57.8566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/>
          <table:table-cell table:style-name="ce2"/>
          <table:table-cell table:style-name="ce1" office:value-type="string" calcext:value-type="string">
            <text:p>2025-Apr-27 18:49:36.03720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5.18659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21"/>
          <table:table-cell table:style-name="ce1" office:value-type="string" calcext:value-type="string">
            <text:p>2025-Apr-07 15:58:58.03953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/>
          <table:table-cell table:style-name="ce2"/>
          <table:table-cell table:style-name="ce1" office:value-type="string" calcext:value-type="string">
            <text:p>2025-Apr-27 18:49:36.924460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5.37320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21"/>
          <table:table-cell table:style-name="ce1" office:value-type="string" calcext:value-type="string">
            <text:p>2025-Apr-07 15:58:58.22508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6:59:55.55860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21"/>
          <table:table-cell table:style-name="ce1" office:value-type="string" calcext:value-type="string">
            <text:p>2025-Apr-07 15:58:58.40928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6:59:55.80695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21"/>
          <table:table-cell table:style-name="ce1" office:value-type="string" calcext:value-type="string">
            <text:p>2025-Apr-07 15:58:58.59479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6:59:56.64503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1"/>
          <table:table-cell table:style-name="ce1" office:value-type="string" calcext:value-type="string">
            <text:p>2025-Apr-07 15:58:58.84956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7:00:37.63910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1"/>
          <table:table-cell table:style-name="ce1" office:value-type="string" calcext:value-type="string">
            <text:p>2025-Apr-07 15:59:00.15982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33275" calcext:value-type="float">
            <text:p>33275</text:p>
          </table:table-cell>
          <table:table-cell office:value-type="string" calcext:value-type="string">
            <text:p>double read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7:00:48.119852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1"/>
          <table:table-cell table:style-name="ce1" office:value-type="string" calcext:value-type="string">
            <text:p>2025-Apr-07 15:59:00.69167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7:00:48.359338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1"/>
          <table:table-cell table:style-name="ce1" office:value-type="string" calcext:value-type="string">
            <text:p>2025-Apr-07 15:59:04.6870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 table:formula="of:=[.Z52]-[.Z51]" office:value-type="time" office:time-value="PT00H00M03.995382925S" calcext:value-type="time">
            <text:p>00:00:03.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7:00:48.528350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1"/>
          <table:table-cell table:style-name="ce1" office:value-type="string" calcext:value-type="string">
            <text:p>2025-Apr-07 15:59:04.86362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7:00:48.721166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1"/>
          <table:table-cell table:style-name="ce1" office:value-type="string" calcext:value-type="string">
            <text:p>2025-Apr-07 15:59:05.04911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7:01:08.81700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1"/>
          <table:table-cell table:style-name="ce1" office:value-type="string" calcext:value-type="string">
            <text:p>2025-Apr-07 15:59:05.23576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7:01:08.989594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1"/>
          <table:table-cell table:style-name="ce1" office:value-type="string" calcext:value-type="string">
            <text:p>2025-Apr-07 15:59:05.42109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7:01:09.120818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1"/>
          <table:table-cell table:style-name="ce1" office:value-type="string" calcext:value-type="string">
            <text:p>2025-Apr-07 15:59:05.66949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7:01:09.320065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1"/>
          <table:table-cell table:style-name="ce1" office:value-type="string" calcext:value-type="string">
            <text:p>2025-Apr-07 15:59:05.85612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7:01:29.481330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1"/>
          <table:table-cell table:style-name="ce1" office:value-type="string" calcext:value-type="string">
            <text:p>2025-Apr-07 15:59:06.04026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7:01:29.659003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1"/>
          <table:table-cell table:style-name="ce1" office:value-type="string" calcext:value-type="string">
            <text:p>2025-Apr-07 15:59:06.22449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7:01:29.820479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1"/>
          <table:table-cell table:style-name="ce1" office:value-type="string" calcext:value-type="string">
            <text:p>2025-Apr-07 15:59:06.47298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7:01:29.94778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1"/>
          <table:table-cell table:style-name="ce1" office:value-type="string" calcext:value-type="string">
            <text:p>2025-Apr-07 15:59:06.65600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2025-Mar-14 17:01:37.644237</text:p>
          </table:table-cell>
          <table:table-cell table:style-name="ce1"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1"/>
          <table:table-cell table:style-name="ce1" office:value-type="string" calcext:value-type="string">
            <text:p>2025-Apr-07 15:59:06.84782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number-columns-repeated="25"/>
          <table:table-cell table:style-name="ce1" office:value-type="string" calcext:value-type="string">
            <text:p>2025-Apr-07 15:59:07.77041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 table:formula="of:=[.Z64]-[.Z63]" office:value-type="time" office:time-value="PT00H00M00.922588538S" calcext:value-type="time">
            <text:p>00:00:00.92</text:p>
          </table:table-cell>
          <table:table-cell table:number-columns-repeated="7"/>
        </table:table-row>
        <table:table-row table:style-name="ro1">
          <table:table-cell table:number-columns-repeated="25"/>
          <table:table-cell table:style-name="ce1" office:value-type="string" calcext:value-type="string">
            <text:p>2025-Apr-07 15:59:08.88927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number-columns-repeated="25"/>
          <table:table-cell table:style-name="ce1" office:value-type="string" calcext:value-type="string">
            <text:p>2025-Apr-07 15:59:09.89728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number-columns-repeated="25"/>
          <table:table-cell table:style-name="ce1" office:value-type="string" calcext:value-type="string">
            <text:p>2025-Apr-07 15:59:10.90531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ce2"/>
          <table:table-cell table:number-columns-repeated="7"/>
        </table:table-row>
        <table:table-row table:style-name="ro1" table:number-rows-repeated="1048508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9T19:41:20.191426847</dc:date>
    <meta:editing-duration>PT1H19M56S</meta:editing-duration>
    <meta:editing-cycles>15</meta:editing-cycles>
    <meta:generator>LibreOffice/7.4.7.2$Linux_x86 LibreOffice_project/40$Build-2</meta:generator>
    <meta:document-statistic meta:table-count="1" meta:cell-count="1269" meta:object-count="0"/>
  </office:meta>
</office:document-meta>
</file>